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CA8183B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 style:master-page-name="First_20_Page">
      <style:paragraph-properties fo:text-align="center" style:justify-single-word="false" style:page-number="auto">
        <style:tab-stops>
          <style:tab-stop style:position="6.191cm"/>
        </style:tab-stops>
      </style:paragraph-properties>
      <style:text-properties style:font-name="SansSerif"/>
    </style:style>
    <style:style style:name="P5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Arial" fo:font-size="11pt" fo:language="ru" fo:country="RU" style:font-size-asian="11pt" style:font-size-complex="11pt"/>
    </style:style>
    <style:style style:name="T1" style:family="text">
      <style:text-properties fo:language="pl" fo:country="P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draw:frame draw:style-name="fr1" draw:name="grafika1" text:anchor-type="char" svg:x="0.056cm" svg:y="0.002cm" svg:width="16.905cm" svg:height="19.674cm" draw:z-index="0"><draw:image xlink:href="Pictures/1000020100000252000002EDCA8183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Author:<text:tab/>Jean Pierre Charras</text:p>
      <text:p text:style-name="P5">Version<text:tab/><text:span text:style-name="T1">F</text:span>ebruary.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language="es" fo:country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808cm" fo:margin-bottom="1.983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9T16:16:38.17</meta:creation-date>
    <meta:generator>OpenOffice.ux.pl/3.3$Win32 OpenOffice.org_project/330m17$Build-39551</meta:generator>
    <dc:date>2011-09-11T11:31:48.38</dc:date>
    <meta:editing-duration>PT17M12S</meta:editing-duration>
    <meta:editing-cycles>4</meta:editing-cycles>
    <meta:document-statistic meta:table-count="0" meta:image-count="1" meta:object-count="0" meta:page-count="1" meta:paragraph-count="2" meta:word-count="6" meta:character-count="48"/>
  </office:meta>
</office:document-meta>
</file>